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style:style>
    <style:style style:name="T4" style:parent-style-name="DefaultParagraphFont" style:family="text">
      <style:text-properties style:font-name="Times New Roman" fo:language="en" fo:country="IE" style:language-asian="en" style:country-asian="IE"/>
    </style:style>
    <style:style style:name="P5" style:parent-style-name="NoSpacing" style:family="paragraph">
      <style:paragraph-properties fo:text-align="end"/>
      <style:text-properties style:font-name="Times New Roman" fo:color="#FFFFFF" fo:font-size="14pt" style:font-size-asian="14pt" style:font-size-complex="14pt"/>
    </style:style>
    <style:style style:name="P6" style:parent-style-name="NoSpacing" style:family="paragraph">
      <style:paragraph-properties fo:text-align="end"/>
    </style:style>
    <style:style style:name="T7" style:parent-style-name="DefaultParagraphFont" style:family="text">
      <style:text-properties style:font-name="Times New Roman" fo:color="#FFFFFF" fo:font-size="14pt" style:font-size-asian="14pt" style:font-size-complex="14pt"/>
    </style:style>
    <style:style style:name="P8" style:parent-style-name="Normal" style:family="paragraph">
      <style:text-properties style:font-name="Times New Roman"/>
    </style:style>
    <style:style style:name="P9" style:parent-style-name="Normal" style:family="paragraph">
      <style:text-properties style:font-name="Times New Roman"/>
    </style:style>
    <style:style style:name="T10" style:parent-style-name="DefaultParagraphFont" style:family="text">
      <style:text-properties style:font-name="Times New Roman" style:language-asian="en" style:country-asian="IE"/>
    </style:style>
    <style:style style:name="P11" style:parent-style-name="NoSpacing" style:family="paragraph">
      <style:text-properties style:font-name="Times New Roman" fo:color="#262626" fo:font-size="36pt" style:font-size-asian="36pt" style:font-size-complex="36pt"/>
    </style:style>
    <style:style style:name="T12" style:parent-style-name="DefaultParagraphFont" style:family="text">
      <style:text-properties style:font-name="Times New Roman" fo:color="#262626" fo:font-size="36pt" style:font-size-asian="36pt" style:font-size-complex="36pt"/>
    </style:style>
    <style:style style:name="P13" style:parent-style-name="Normal" style:family="paragraph">
      <style:text-properties style:font-name="Times New Roman"/>
    </style:style>
    <style:style style:name="P14" style:parent-style-name="Normal" style:family="paragraph">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Normal" style:family="paragraph">
      <style:text-properties style:font-name="Times New Roman"/>
    </style:style>
    <style:style style:name="P23" style:parent-style-name="Normal" style:family="paragraph">
      <style:text-properties style:font-name="Times New Roman"/>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Normal" style:family="paragraph">
      <style:text-properties style:font-name="Times New Roman"/>
    </style:style>
    <style:style style:name="P31" style:parent-style-name="Normal" style:family="paragraph">
      <style:text-properties style:font-name="Times New Roman"/>
    </style:style>
    <style:style style:name="P32" style:parent-style-name="Normal" style:family="paragraph">
      <style:text-properties style:font-name="Times New Roman"/>
    </style:style>
    <style:style style:name="P33" style:parent-style-name="Normal" style:family="paragraph">
      <style:text-properties style:font-name="Times New Roman"/>
    </style:style>
    <style:style style:name="P34" style:parent-style-name="Normal" style:family="paragraph">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T39" style:parent-style-name="DefaultParagraphFont" style:family="text">
      <style:text-properties style:font-name="Times New Roman" style:language-asian="en" style:country-asian="IE"/>
    </style:style>
    <style:style style:name="T40" style:parent-style-name="DefaultParagraphFont" style:family="text">
      <style:text-properties style:font-name="Times New Roman" fo:font-size="14pt" style:font-size-asian="14pt" style:font-size-complex="14pt" fo:language="en" fo:country="IE"/>
    </style:style>
    <style:style style:name="T41" style:parent-style-name="DefaultParagraphFont" style:family="text">
      <style:text-properties style:font-name="Times New Roman" fo:font-size="14pt" style:font-size-asian="14pt" style:font-size-complex="14pt" fo:language="en" fo:country="IE"/>
    </style:style>
    <style:style style:name="T42" style:parent-style-name="Heading1Char" style:family="text">
      <style:text-properties style:font-name="Times New Roman" fo:font-size="28pt" style:font-size-asian="28pt" style:font-size-complex="28pt"/>
    </style:style>
    <style:style style:name="P43" style:parent-style-name="Normal" style:family="paragraph">
      <style:text-properties style:font-name="Times New Roman" fo:font-size="26pt" style:font-size-asian="26pt" style:font-size-complex="26pt" fo:language="en" fo:country="US"/>
    </style:style>
    <style:style style:name="P44" style:parent-style-name="ListParagraph" style:family="paragraph"/>
    <style:style style:name="T45" style:parent-style-name="DefaultParagraphFont" style:family="text">
      <style:text-properties style:font-name="Times New Roman" fo:font-size="28pt" style:font-size-asian="28pt" style:font-size-complex="28pt" fo:language="en" fo:country="US"/>
    </style:style>
    <style:style style:name="P46" style:parent-style-name="ListParagraph" style:family="paragraph"/>
    <style:style style:name="T47" style:parent-style-name="DefaultParagraphFont" style:family="text">
      <style:text-properties style:font-name="Times New Roman" fo:font-size="28pt" style:font-size-asian="28pt" style:font-size-complex="28pt" fo:language="en" fo:country="US"/>
    </style:style>
    <style:style style:name="P48" style:parent-style-name="ListParagraph" style:family="paragraph"/>
    <style:style style:name="T49" style:parent-style-name="DefaultParagraphFont" style:family="text">
      <style:text-properties style:font-name="Times New Roman" fo:font-size="28pt" style:font-size-asian="28pt" style:font-size-complex="28pt" fo:language="en" fo:country="US"/>
    </style:style>
    <style:style style:name="P50" style:parent-style-name="ListParagraph" style:family="paragraph"/>
    <style:style style:name="T51" style:parent-style-name="DefaultParagraphFont" style:family="text">
      <style:text-properties style:font-name="Times New Roman" fo:font-size="28pt" style:font-size-asian="28pt" style:font-size-complex="28pt" fo:language="en" fo:country="US"/>
    </style:style>
    <style:style style:name="P52" style:parent-style-name="ListParagraph" style:family="paragraph"/>
    <style:style style:name="T53" style:parent-style-name="DefaultParagraphFont" style:family="text">
      <style:text-properties style:font-name="Times New Roman" fo:font-size="28pt" style:font-size-asian="28pt" style:font-size-complex="28pt" fo:language="en" fo:country="US"/>
    </style:style>
    <style:style style:name="P54" style:parent-style-name="ListParagraph" style:family="paragraph"/>
    <style:style style:name="T55" style:parent-style-name="DefaultParagraphFont" style:family="text">
      <style:text-properties style:font-name="Times New Roman" fo:font-size="28pt" style:font-size-asian="28pt" style:font-size-complex="28pt" fo:language="en" fo:country="US"/>
    </style:style>
    <style:style style:name="P56" style:parent-style-name="ListParagraph" style:family="paragraph"/>
    <style:style style:name="T57" style:parent-style-name="DefaultParagraphFont" style:family="text">
      <style:text-properties style:font-name="Times New Roman" fo:font-size="28pt" style:font-size-asian="28pt" style:font-size-complex="28pt" fo:language="en" fo:country="US"/>
    </style:style>
    <style:style style:name="P58" style:parent-style-name="ListParagraph" style:family="paragraph"/>
    <style:style style:name="T59" style:parent-style-name="DefaultParagraphFont" style:family="text">
      <style:text-properties style:font-name="Times New Roman" fo:font-size="28pt" style:font-size-asian="28pt" style:font-size-complex="28pt" fo:language="en" fo:country="US"/>
    </style:style>
    <style:style style:name="P60" style:parent-style-name="Normal" style:family="paragraph">
      <style:text-properties style:font-name="Times New Roman"/>
    </style:style>
    <style:style style:name="P61" style:parent-style-name="Normal" style:family="paragraph">
      <style:text-properties style:font-name="Times New Roman"/>
    </style:style>
    <style:style style:name="P62" style:parent-style-name="Normal" style:family="paragraph">
      <style:text-properties style:font-name="Times New Roman"/>
    </style:style>
    <style:style style:name="P63" style:parent-style-name="Normal" style:family="paragraph">
      <style:text-properties style:font-name="Times New Roman"/>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P66" style:parent-style-name="Normal" style:family="paragraph">
      <style:text-properties style:font-name="Times New Roman"/>
    </style:style>
    <style:style style:name="P67" style:parent-style-name="Normal" style:family="paragraph">
      <style:text-properties style:font-name="Times New Roman"/>
    </style:style>
    <style:style style:name="P68" style:parent-style-name="Normal" style:family="paragraph">
      <style:text-properties style:font-name="Times New Roman"/>
    </style:style>
    <style:style style:name="P69" style:parent-style-name="Normal" style:family="paragraph">
      <style:text-properties style:font-name="Times New Roman"/>
    </style:style>
    <style:style style:name="P70" style:parent-style-name="Normal" style:family="paragraph">
      <style:text-properties style:font-name="Times New Roman"/>
    </style:style>
    <style:style style:name="P71" style:parent-style-name="Normal" style:family="paragraph">
      <style:text-properties style:font-name="Times New Roman"/>
    </style:style>
    <style:style style:name="P72" style:parent-style-name="Normal" style:family="paragraph">
      <style:text-properties style:font-name="Times New Roman"/>
    </style:style>
    <style:style style:name="P73" style:parent-style-name="Title" style:family="paragraph">
      <style:text-properties style:font-name="Times New Roman" style:font-name-asian="Calibri" fo:letter-spacing="normal" style:letter-kerning="false" fo:font-size="11pt" style:font-size-asian="11pt" style:font-size-complex="11pt"/>
    </style:style>
    <style:style style:name="P74" style:parent-style-name="Title" style:family="paragraph">
      <style:paragraph-properties fo:text-align="center"/>
    </style:style>
    <style:style style:name="T75" style:parent-style-name="DefaultParagraphFont" style:family="text">
      <style:text-properties style:font-name="Times New Roman"/>
    </style:style>
    <style:style style:name="P76" style:parent-style-name="Normal" style:family="paragraph">
      <style:text-properties style:font-name="Times New Roman"/>
    </style:style>
    <style:style style:name="P77" style:parent-style-name="Normal" style:family="paragraph">
      <style:paragraph-properties fo:text-align="justify"/>
      <style:text-properties style:font-name="Times New Roman" fo:font-size="12pt" style:font-size-asian="12pt" style:font-size-complex="12pt"/>
    </style:style>
    <style:style style:name="P78" style:parent-style-name="Normal" style:family="paragraph">
      <style:paragraph-properties fo:text-align="justify"/>
      <style:text-properties style:font-name="Times New Roman" fo:font-size="12pt" style:font-size-asian="12pt" style:font-size-complex="12pt"/>
    </style:style>
    <style:style style:name="P79" style:parent-style-name="Normal" style:family="paragraph">
      <style:paragraph-properties fo:text-align="justify"/>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style:text-position="super 66.6%"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P85" style:parent-style-name="Normal" style:family="paragraph">
      <style:text-properties style:font-name="Times New Roman" fo:font-size="12pt" style:font-size-asian="12pt" style:font-size-complex="12pt"/>
    </style:style>
    <style:style style:name="P86" style:parent-style-name="Normal" style:family="paragraph">
      <style:text-properties style:font-name="Times New Roman" fo:font-size="12pt" style:font-size-asian="12pt" style:font-size-complex="12pt"/>
    </style:style>
    <style:style style:name="P87" style:parent-style-name="Normal" style:family="paragraph">
      <style:text-properties style:font-name="Times New Roman" fo:font-size="12pt" style:font-size-asian="12pt" style:font-size-complex="12pt"/>
    </style:style>
    <style:style style:name="P88" style:parent-style-name="Normal" style:family="paragraph">
      <style:text-properties style:font-name="Times New Roman" fo:font-size="12pt" style:font-size-asian="12pt" style:font-size-complex="12pt"/>
    </style:style>
    <style:style style:name="P89" style:parent-style-name="Normal" style:family="paragraph">
      <style:text-properties style:font-name="Times New Roman" fo:font-size="12pt" style:font-size-asian="12pt" style:font-size-complex="12pt"/>
    </style:style>
    <style:style style:name="P90" style:parent-style-name="Normal" style:family="paragraph">
      <style:text-properties style:font-name="Times New Roman" fo:font-size="12pt" style:font-size-asian="12pt" style:font-size-complex="12pt"/>
    </style:style>
    <style:style style:name="P91" style:parent-style-name="Normal" style:family="paragraph">
      <style:text-properties style:font-name="Times New Roman" fo:font-size="12pt" style:font-size-asian="12pt" style:font-size-complex="12pt"/>
    </style:style>
    <style:style style:name="P92" style:parent-style-name="Normal" style:family="paragraph">
      <style:text-properties style:font-name="Times New Roman" fo:font-size="12pt" style:font-size-asian="12pt" style:font-size-complex="12pt"/>
    </style:style>
    <style:style style:name="P93" style:parent-style-name="Normal" style:family="paragraph">
      <style:text-properties style:font-name="Times New Roman" fo:font-size="12pt" style:font-size-asian="12pt" style:font-size-complex="12pt"/>
    </style:style>
    <style:style style:name="P94" style:parent-style-name="Normal" style:family="paragraph">
      <style:paragraph-properties fo:margin-bottom="0.2083in"/>
      <style:text-properties style:font-name="Times New Roman" fo:font-size="12pt" style:font-size-asian="12pt" style:font-size-complex="12pt"/>
    </style:style>
    <style:style style:name="P95" style:parent-style-name="Normal" style:family="paragraph">
      <style:paragraph-properties fo:text-align="center" fo:margin-bottom="0.2083in"/>
      <style:text-properties style:font-name="Times New Roman" style:font-name-asian="Times New Roman" fo:color="#000000" fo:font-size="24pt" style:font-size-asian="24pt" style:font-size-complex="24pt" style:language-asian="en" style:country-asian="IE"/>
    </style:style>
    <style:style style:name="P96" style:parent-style-name="Normal" style:family="paragraph">
      <style:paragraph-properties fo:text-align="center" fo:margin-bottom="0.2083in"/>
      <style:text-properties style:font-name="Times New Roman" style:font-name-asian="Times New Roman" fo:color="#000000" fo:font-size="24pt" style:font-size-asian="24pt" style:font-size-complex="24pt" style:language-asian="en" style:country-asian="IE"/>
    </style:style>
    <style:style style:name="P97" style:parent-style-name="Normal" style:family="paragraph">
      <style:paragraph-properties fo:text-align="center" fo:margin-bottom="0.2083in"/>
    </style:style>
    <style:style style:name="T98" style:parent-style-name="DefaultParagraphFont" style:family="text">
      <style:text-properties style:font-name="Times New Roman" style:font-name-asian="Times New Roman" fo:color="#000000" fo:font-size="24pt" style:font-size-asian="24pt" style:font-size-complex="24pt" style:language-asian="en" style:country-asian="IE"/>
    </style:style>
    <style:style style:name="P99" style:parent-style-name="Normal" style:family="paragraph">
      <style:paragraph-properties fo:text-align="justify" fo:margin-bottom="0.2083in"/>
    </style:style>
    <style:style style:name="T100"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01"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P102" style:parent-style-name="Normal" style:family="paragraph">
      <style:paragraph-properties fo:text-align="justify" fo:margin-bottom="0.2083in"/>
    </style:style>
    <style:style style:name="T103"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04" style:parent-style-name="DefaultParagraphFont" style:family="text">
      <style:text-properties style:font-name="Times New Roman" style:font-name-asian="Times New Roman" fo:color="#000000" fo:font-size="12pt" style:font-size-asian="12pt" style:font-size-complex="12pt" style:language-asian="en" style:country-asian="IE"/>
    </style:style>
    <style:style style:name="T105"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06"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07" style:parent-style-name="DefaultParagraphFont" style:family="text">
      <style:text-properties style:font-name="Times New Roman" style:font-name-asian="Times New Roman" fo:color="#000000" style:text-position="super 66.6%" fo:font-size="12pt" style:font-size-asian="12pt" style:font-size-complex="12pt" fo:background-color="#FBFBFB" style:language-asian="en" style:country-asian="IE"/>
    </style:style>
    <style:style style:name="P108" style:parent-style-name="Normal" style:family="paragraph">
      <style:paragraph-properties fo:text-align="justify" fo:margin-bottom="0.2083in"/>
    </style:style>
    <style:style style:name="T109"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10"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11"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12" style:parent-style-name="DefaultParagraphFont" style:family="text">
      <style:text-properties style:font-name="Times New Roman" style:font-name-asian="Times New Roman" fo:color="#000000" style:text-position="super 66.6%" fo:font-size="12pt" style:font-size-asian="12pt" style:font-size-complex="12pt" fo:background-color="#FBFBFB" style:language-asian="en" style:country-asian="IE"/>
    </style:style>
    <style:style style:name="T113"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14"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15" style:parent-style-name="DefaultParagraphFont" style:family="text">
      <style:text-properties style:font-name="Times New Roman" style:font-name-asian="Times New Roman" fo:color="#000000" style:text-position="super 66.6%" fo:font-size="12pt" style:font-size-asian="12pt" style:font-size-complex="12pt" fo:background-color="#FBFBFB" style:language-asian="en" style:country-asian="IE"/>
    </style:style>
    <style:style style:name="P116" style:parent-style-name="Normal" style:family="paragraph">
      <style:paragraph-properties fo:text-align="justify" fo:margin-bottom="0.2083in"/>
    </style:style>
    <style:style style:name="T117"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18"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19"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P120" style:parent-style-name="Normal" style:family="paragraph">
      <style:paragraph-properties fo:text-align="justify" fo:margin-bottom="0.2083in"/>
    </style:style>
    <style:style style:name="T121"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22"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23" style:parent-style-name="DefaultParagraphFont" style:family="text">
      <style:text-properties style:font-name="Times New Roman" style:font-name-asian="Times New Roman" fo:color="#000000" style:text-position="super 66.6%" fo:font-size="12pt" style:font-size-asian="12pt" style:font-size-complex="12pt" fo:background-color="#FBFBFB" style:language-asian="en" style:country-asian="IE"/>
    </style:style>
    <style:style style:name="T124"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25"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26" style:parent-style-name="DefaultParagraphFont" style:family="text">
      <style:text-properties style:font-name="Times New Roman" style:font-name-asian="Times New Roman" fo:color="#000000" style:text-position="super 66.6%" fo:font-size="12pt" style:font-size-asian="12pt" style:font-size-complex="12pt" fo:background-color="#FBFBFB" style:language-asian="en" style:country-asian="IE"/>
    </style:style>
    <style:style style:name="P127" style:parent-style-name="Normal" style:family="paragraph">
      <style:paragraph-properties fo:text-align="justify" fo:margin-bottom="0.2083in"/>
    </style:style>
    <style:style style:name="T128"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29" style:parent-style-name="DefaultParagraphFont" style:family="text">
      <style:text-properties style:font-name="Times New Roman" style:font-name-asian="Times New Roman" fo:color="#000000" fo:font-size="12pt" style:font-size-asian="12pt" style:font-size-complex="12pt" fo:background-color="#FBFBFB" style:language-asian="en" style:country-asian="IE"/>
    </style:style>
    <style:style style:name="T130" style:parent-style-name="DefaultParagraphFont" style:family="text">
      <style:text-properties style:font-name="Times New Roman" style:font-name-asian="Times New Roman" fo:color="#000000" fo:font-size="12pt" style:font-size-asian="12pt" style:font-size-complex="12pt" fo:background-color="#FFFFFF" style:language-asian="en" style:country-asian="IE"/>
    </style:style>
    <style:style style:name="P131" style:parent-style-name="Normal" style:family="paragraph">
      <style:paragraph-properties fo:text-align="justify" fo:margin-bottom="0.2083in"/>
    </style:style>
    <style:style style:name="T132" style:parent-style-name="DefaultParagraphFont" style:family="text">
      <style:text-properties style:font-name="Times New Roman" style:font-name-asian="Times New Roman" fo:color="#000000" fo:font-size="12pt" style:font-size-asian="12pt" style:font-size-complex="12pt" fo:background-color="#FFFFFF" style:language-asian="en" style:country-asian="IE"/>
    </style:style>
    <style:style style:name="T133" style:parent-style-name="DefaultParagraphFont" style:family="text">
      <style:text-properties style:font-name="Times New Roman" style:font-name-asian="Times New Roman" fo:color="#000000" fo:font-size="12pt" style:font-size-asian="12pt" style:font-size-complex="12pt" fo:background-color="#FFFFFF" style:language-asian="en" style:country-asian="IE"/>
    </style:style>
    <style:style style:name="T134" style:parent-style-name="DefaultParagraphFont" style:family="text">
      <style:text-properties style:font-name="Times New Roman" style:font-name-asian="Times New Roman" fo:color="#000000" fo:font-size="12pt" style:font-size-asian="12pt" style:font-size-complex="12pt" fo:background-color="#FFFFFF" style:language-asian="en" style:country-asian="IE"/>
    </style:style>
    <style:style style:name="T135" style:parent-style-name="DefaultParagraphFont" style:family="text">
      <style:text-properties style:font-name="Times New Roman" style:font-name-asian="Times New Roman" fo:color="#000000" fo:font-size="12pt" style:font-size-asian="12pt" style:font-size-complex="12pt" fo:background-color="#FFFFFF" style:language-asian="en" style:country-asian="IE"/>
    </style:style>
    <style:style style:name="T136" style:parent-style-name="DefaultParagraphFont" style:family="text">
      <style:text-properties style:font-name="Times New Roman" style:font-name-asian="Times New Roman" fo:color="#000000" fo:font-size="12pt" style:font-size-asian="12pt" style:font-size-complex="12pt" fo:background-color="#FFFFFF" style:language-asian="en" style:country-asian="IE"/>
    </style:style>
    <style:style style:name="T137" style:parent-style-name="DefaultParagraphFont" style:family="text">
      <style:text-properties style:font-name="Times New Roman" style:font-name-asian="Times New Roman" fo:color="#000000" style:text-position="super 66.6%" fo:font-size="12pt" style:font-size-asian="12pt" style:font-size-complex="12pt" fo:background-color="#FFFFFF" style:language-asian="en" style:country-asian="IE"/>
    </style:style>
    <style:style style:name="T138" style:parent-style-name="DefaultParagraphFont" style:family="text">
      <style:text-properties style:font-name="Times New Roman" style:font-name-asian="Times New Roman" fo:color="#000000" fo:font-size="12pt" style:font-size-asian="12pt" style:font-size-complex="12pt" fo:background-color="#FFFFFF" style:language-asian="en" style:country-asian="IE"/>
    </style:style>
    <style:style style:name="T139" style:parent-style-name="DefaultParagraphFont" style:family="text">
      <style:text-properties style:font-name="Times New Roman" style:font-name-asian="Times New Roman" fo:color="#000000" fo:font-size="12pt" style:font-size-asian="12pt" style:font-size-complex="12pt" fo:background-color="#FFFFFF" style:language-asian="en" style:country-asian="IE"/>
    </style:style>
    <style:style style:name="T140" style:parent-style-name="DefaultParagraphFont" style:family="text">
      <style:text-properties style:font-name="Times New Roman" style:font-name-asian="Times New Roman" fo:color="#000000" style:text-position="super 64.2%" fo:font-size="7pt" style:font-size-asian="7pt" style:font-size-complex="7pt" fo:background-color="#FFFFFF" style:language-asian="en" style:country-asian="IE"/>
    </style:style>
    <style:style style:name="T141" style:parent-style-name="DefaultParagraphFont" style:family="text">
      <style:text-properties style:font-name="Times New Roman" style:font-name-asian="Times New Roman" fo:color="#000000" style:text-position="super 66.6%" fo:font-size="12pt" style:font-size-asian="12pt" style:font-size-complex="12pt" fo:background-color="#FFFFFF" style:language-asian="en" style:country-asian="IE"/>
    </style:style>
    <style:style style:name="T142" style:parent-style-name="DefaultParagraphFont" style:family="text">
      <style:text-properties style:font-name="Times New Roman" style:font-name-asian="Times New Roman" fo:color="#000000" fo:font-size="12pt" style:font-size-asian="12pt" style:font-size-complex="12pt" fo:background-color="#FFFFFF" style:language-asian="en" style:country-asian="IE"/>
    </style:style>
    <style:style style:name="T143" style:parent-style-name="DefaultParagraphFont" style:family="text">
      <style:text-properties style:font-name="Times New Roman" style:font-name-asian="Times New Roman" fo:color="#000000" style:text-position="super 66.6%" fo:font-size="12pt" style:font-size-asian="12pt" style:font-size-complex="12pt" fo:background-color="#FFFFFF" style:language-asian="en" style:country-asian="IE"/>
    </style:style>
    <style:style style:name="P144" style:parent-style-name="NormalWeb" style:family="paragraph">
      <style:paragraph-properties fo:text-align="justify" fo:margin-top="0in" fo:margin-bottom="0.2083in"/>
      <style:text-properties fo:color="#000000"/>
    </style:style>
    <style:style style:name="P145" style:parent-style-name="NormalWeb" style:family="paragraph">
      <style:paragraph-properties fo:text-align="justify" fo:margin-top="0in" fo:margin-bottom="0.2083in"/>
    </style:style>
    <style:style style:name="T146" style:parent-style-name="DefaultParagraphFont" style:family="text">
      <style:text-properties fo:color="#000000"/>
    </style:style>
    <style:style style:name="T147" style:parent-style-name="DefaultParagraphFont" style:family="text">
      <style:text-properties fo:color="#000000"/>
    </style:style>
    <style:style style:name="T148" style:parent-style-name="DefaultParagraphFont" style:family="text">
      <style:text-properties fo:color="#000000"/>
    </style:style>
    <style:style style:name="T149" style:parent-style-name="DefaultParagraphFont" style:family="text">
      <style:text-properties fo:color="#000000" style:text-position="super 66.6%"/>
    </style:style>
    <style:style style:name="P150" style:parent-style-name="NormalWeb" style:family="paragraph">
      <style:paragraph-properties fo:text-align="justify" fo:margin-top="0in" fo:margin-bottom="0.2083in"/>
    </style:style>
    <style:style style:name="T151" style:parent-style-name="DefaultParagraphFont" style:family="text">
      <style:text-properties fo:color="#000000"/>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style>
    <style:style style:name="P156" style:parent-style-name="NormalWeb" style:family="paragraph">
      <style:paragraph-properties fo:text-align="justify" fo:margin-top="0in" fo:margin-bottom="0.2083in"/>
    </style:style>
    <style:style style:name="P157" style:parent-style-name="Normal" style:family="paragraph">
      <style:paragraph-properties fo:text-align="justify" fo:margin-bottom="0.2083in">
        <style:tab-stops>
          <style:tab-stop style:type="left" style:position="4.2083in"/>
        </style:tab-stops>
      </style:paragraph-properties>
      <style:text-properties style:font-name="Times New Roman" style:font-name-asian="Times New Roman" fo:font-size="12pt" style:font-size-asian="12pt" style:font-size-complex="12pt" style:language-asian="en" style:country-asian="IE"/>
    </style:style>
    <style:style style:name="P158" style:parent-style-name="Normal" style:family="paragraph">
      <style:paragraph-properties fo:text-align="justify"/>
      <style:text-properties style:font-name="Times New Roman" style:font-name-asian="Times New Roman" fo:font-size="12pt" style:font-size-asian="12pt" style:font-size-complex="12pt" style:language-asian="en" style:country-asian="IE"/>
    </style:style>
    <style:style style:name="P159" style:parent-style-name="Normal" style:family="paragraph">
      <style:paragraph-properties fo:margin-bottom="0.2083in"/>
      <style:text-properties style:font-name="Times New Roman" style:font-name-asian="Times New Roman" fo:font-size="12pt" style:font-size-asian="12pt" style:font-size-complex="12pt" style:language-asian="en" style:country-asian="IE"/>
    </style:style>
    <style:style style:name="P160" style:parent-style-name="Normal" style:family="paragraph">
      <style:paragraph-properties fo:margin-bottom="0.2083in"/>
      <style:text-properties style:font-name="Times New Roman" style:font-name-asian="Times New Roman" fo:font-size="12pt" style:font-size-asian="12pt" style:font-size-complex="12pt" style:language-asian="en" style:country-asian="IE"/>
    </style:style>
    <style:style style:name="P161" style:parent-style-name="Title" style:family="paragraph">
      <style:text-properties style:font-name="Times New Roman" fo:letter-spacing="normal" style:letter-kerning="false" fo:font-size="12pt" style:font-size-asian="12pt" style:font-size-complex="12pt" style:language-asian="en" style:country-asian="IE"/>
    </style:style>
    <style:style style:name="P162" style:parent-style-name="Title" style:family="paragraph">
      <style:paragraph-properties fo:text-align="center"/>
      <style:text-properties style:font-name="Times New Roman" style:language-asian="en" style:country-asian="IE"/>
    </style:style>
    <style:style style:name="P163" style:parent-style-name="Title" style:family="paragraph">
      <style:paragraph-properties fo:text-align="center"/>
      <style:text-properties style:font-name="Times New Roman" style:language-asian="en" style:country-asian="IE"/>
    </style:style>
    <style:style style:name="P164" style:parent-style-name="Title" style:family="paragraph">
      <style:paragraph-properties fo:text-align="center"/>
      <style:text-properties style:font-name="Times New Roman" style:language-asian="en" style:country-asian="IE"/>
    </style:style>
    <style:style style:name="P165" style:parent-style-name="Title" style:family="paragraph">
      <style:paragraph-properties fo:text-align="center"/>
      <style:text-properties style:font-name="Times New Roman" style:language-asian="en" style:country-asian="IE"/>
    </style:style>
    <style:style style:name="P166" style:parent-style-name="Normal" style:family="paragraph">
      <style:text-properties style:font-name="Times New Roman" fo:font-size="12pt" style:font-size-asian="12pt" style:font-size-complex="12pt" style:language-asian="en" style:country-asian="IE"/>
    </style:style>
    <style:style style:name="P167" style:parent-style-name="Normal" style:family="paragraph">
      <style:paragraph-properties fo:text-align="justify"/>
      <style:text-properties style:font-name="Times New Roman" fo:font-size="12pt" style:font-size-asian="12pt" style:font-size-complex="12pt" style:language-asian="en" style:country-asian="IE"/>
    </style:style>
    <style:style style:name="P168" style:parent-style-name="Normal" style:family="paragraph">
      <style:paragraph-properties fo:text-align="justify"/>
      <style:text-properties style:font-name="Times New Roman" fo:font-size="12pt" style:font-size-asian="12pt" style:font-size-complex="12pt" style:language-asian="en" style:country-asian="IE"/>
    </style:style>
    <style:style style:name="P169" style:parent-style-name="Normal" style:family="paragraph">
      <style:text-properties style:font-name="Times New Roman" fo:font-size="12pt" style:font-size-asian="12pt" style:font-size-complex="12pt" style:language-asian="en" style:country-asian="IE"/>
    </style:style>
    <style:style style:name="P170" style:parent-style-name="Title" style:family="paragraph">
      <style:paragraph-properties fo:text-align="center"/>
      <style:text-properties style:font-name="Times New Roman" fo:background-color="#FFFFFF"/>
    </style:style>
    <style:style style:name="P171" style:parent-style-name="Title" style:family="paragraph">
      <style:paragraph-properties fo:text-align="center"/>
      <style:text-properties style:font-name="Times New Roman" fo:background-color="#FFFFFF"/>
    </style:style>
    <style:style style:name="P172" style:parent-style-name="Title" style:family="paragraph">
      <style:paragraph-properties fo:text-align="center"/>
      <style:text-properties style:font-name="Times New Roman" fo:background-color="#FFFFFF"/>
    </style:style>
    <style:style style:name="P173" style:parent-style-name="Title" style:family="paragraph">
      <style:paragraph-properties fo:text-align="center"/>
      <style:text-properties style:font-name="Times New Roman" fo:background-color="#FFFFFF"/>
    </style:style>
    <style:style style:name="P174" style:parent-style-name="Title" style:family="paragraph">
      <style:paragraph-properties fo:text-align="center"/>
      <style:text-properties style:font-name="Times New Roman" fo:background-color="#FFFFFF"/>
    </style:style>
    <style:style style:name="P175" style:parent-style-name="Title" style:family="paragraph">
      <style:paragraph-properties fo:text-align="center"/>
      <style:text-properties style:font-name="Times New Roman" fo:background-color="#FFFFFF"/>
    </style:style>
    <style:style style:name="P176" style:parent-style-name="Title" style:family="paragraph">
      <style:paragraph-properties fo:text-align="center"/>
      <style:text-properties style:font-name="Times New Roman" fo:background-color="#FFFFFF"/>
    </style:style>
    <style:style style:name="P177" style:parent-style-name="Title" style:family="paragraph">
      <style:paragraph-properties fo:text-align="center"/>
      <style:text-properties style:font-name="Times New Roman" fo:background-color="#FFFFFF"/>
    </style:style>
    <style:style style:name="P178" style:parent-style-name="Title" style:family="paragraph">
      <style:paragraph-properties fo:text-align="center"/>
      <style:text-properties style:font-name="Times New Roman" fo:background-color="#FFFFFF"/>
    </style:style>
    <style:style style:name="P179" style:parent-style-name="Title" style:family="paragraph">
      <style:paragraph-properties fo:text-align="center"/>
      <style:text-properties style:font-name="Times New Roman" fo:background-color="#FFFFFF"/>
    </style:style>
    <style:style style:name="P180" style:parent-style-name="Title" style:family="paragraph">
      <style:paragraph-properties fo:text-align="center"/>
      <style:text-properties style:font-name="Times New Roman" fo:background-color="#FFFFFF"/>
    </style:style>
    <style:style style:name="P181" style:parent-style-name="Title" style:family="paragraph">
      <style:paragraph-properties fo:text-align="center"/>
      <style:text-properties style:font-name="Times New Roman" fo:background-color="#FFFFFF"/>
    </style:style>
    <style:style style:name="P182" style:parent-style-name="Title" style:family="paragraph">
      <style:text-properties style:font-name="Times New Roman" fo:background-color="#FFFFFF"/>
    </style:style>
    <style:style style:name="P183" style:parent-style-name="Title" style:family="paragraph">
      <style:paragraph-properties fo:text-align="center"/>
      <style:text-properties style:font-name="Times New Roman" fo:background-color="#FFFFFF"/>
    </style:style>
    <style:style style:name="P184" style:parent-style-name="NormalWeb" style:family="paragraph">
      <style:paragraph-properties fo:text-align="justify" fo:margin-top="0in" fo:margin-bottom="0.2083in"/>
    </style:style>
    <style:style style:name="T185" style:parent-style-name="DefaultParagraphFont" style:family="text">
      <style:text-properties fo:color="#000000" fo:background-color="#FFFFFF"/>
    </style:style>
    <style:style style:name="T186" style:parent-style-name="DefaultParagraphFont" style:family="text">
      <style:text-properties fo:color="#000000" fo:background-color="#FFFFFF"/>
    </style:style>
    <style:style style:name="P187" style:parent-style-name="NormalWeb" style:family="paragraph">
      <style:paragraph-properties fo:text-align="justify" fo:margin-top="0in" fo:margin-bottom="0.2083in"/>
    </style:style>
    <style:style style:name="T188" style:parent-style-name="DefaultParagraphFont" style:family="text">
      <style:text-properties fo:color="#000000" fo:background-color="#FFFFFF"/>
    </style:style>
    <style:style style:name="T189" style:parent-style-name="DefaultParagraphFont" style:family="text">
      <style:text-properties fo:color="#000000" fo:background-color="#FFFFFF"/>
    </style:style>
    <style:style style:name="P190" style:parent-style-name="NormalWeb" style:family="paragraph">
      <style:paragraph-properties fo:text-align="justify" fo:margin-top="0in" fo:margin-bottom="0.2083in"/>
    </style:style>
    <style:style style:name="T191" style:parent-style-name="DefaultParagraphFont" style:family="text">
      <style:text-properties fo:color="#000000" fo:background-color="#FFFFFF"/>
    </style:style>
    <style:style style:name="T192" style:parent-style-name="DefaultParagraphFont" style:family="text">
      <style:text-properties fo:color="#000000" fo:background-color="#FBFBFB"/>
    </style:style>
    <style:style style:name="P193" style:parent-style-name="NormalWeb" style:family="paragraph">
      <style:paragraph-properties fo:text-align="justify" fo:margin-top="0in" fo:margin-bottom="0.2083in"/>
    </style:style>
    <style:style style:name="T194" style:parent-style-name="DefaultParagraphFont" style:family="text">
      <style:text-properties fo:color="#000000" fo:background-color="#FBFBFB"/>
    </style:style>
    <style:style style:name="T195" style:parent-style-name="DefaultParagraphFont" style:family="text">
      <style:text-properties fo:color="#000000"/>
    </style:style>
    <style:style style:name="T196" style:parent-style-name="DefaultParagraphFont" style:family="text">
      <style:text-properties fo:color="#000000"/>
    </style:style>
    <style:style style:name="T197" style:parent-style-name="Hyperlink" style:family="text">
      <style:text-properties fo:color="#1155CC"/>
    </style:style>
    <style:style style:name="P198" style:parent-style-name="NormalWeb" style:family="paragraph">
      <style:paragraph-properties fo:text-align="justify" fo:margin-top="0in" fo:margin-bottom="0.2083in"/>
    </style:style>
    <style:style style:name="T199" style:parent-style-name="DefaultParagraphFont" style:family="text">
      <style:text-properties fo:color="#000000"/>
    </style:style>
    <style:style style:name="T200" style:parent-style-name="DefaultParagraphFont" style:family="text">
      <style:text-properties fo:color="#000000"/>
    </style:style>
    <style:style style:name="T201" style:parent-style-name="DefaultParagraphFont" style:family="text">
      <style:text-properties fo:color="#000000" fo:font-size="10pt" style:font-size-asian="10pt" style:font-size-complex="10pt"/>
    </style:style>
    <style:style style:name="P202" style:parent-style-name="NormalWeb" style:family="paragraph">
      <style:paragraph-properties fo:text-align="justify" fo:margin-top="0in" fo:margin-bottom="0.2083in"/>
    </style:style>
    <style:style style:name="P203" style:parent-style-name="Normal" style:family="paragraph">
      <style:paragraph-properties fo:text-align="justify"/>
    </style:style>
    <style:style style:name="T204" style:parent-style-name="DefaultParagraphFont" style:family="text">
      <style:text-properties style:font-name="Times New Roman"/>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P207" style:parent-style-name="Normal" style:family="paragraph">
      <style:text-properties style:font-name="Times New Roman" fo:font-size="12pt" style:font-size-asian="12pt" style:font-size-complex="12pt" style:language-asian="en" style:country-asian="IE"/>
    </style:style>
    <style:style style:name="P208" style:parent-style-name="Normal" style:family="paragraph">
      <style:text-properties style:font-name="Times New Roman"/>
    </style:style>
    <style:style style:name="P209" style:parent-style-name="Normal" style:family="paragraph">
      <style:text-properties style:font-name="Times New Roman"/>
    </style:style>
    <style:style style:name="P210" style:parent-style-name="Normal" style:family="paragraph">
      <style:text-properties style:font-name="Times New Roman"/>
    </style:style>
    <style:style style:name="P211" style:parent-style-name="Normal" style:family="paragraph">
      <style:text-properties style:font-name="Times New Roman"/>
    </style:style>
    <style:style style:name="P212" style:parent-style-name="Normal" style:family="paragraph">
      <style:text-properties style:font-name="Times New Roman"/>
    </style:style>
    <style:style style:name="P213" style:parent-style-name="Normal" style:family="paragraph">
      <style:text-properties style:font-name="Times New Roman"/>
    </style:style>
    <style:style style:name="P214" style:parent-style-name="Normal" style:family="paragraph">
      <style:text-properties style:font-name="Times New Roman"/>
    </style:style>
    <style:style style:name="P215" style:parent-style-name="Normal" style:family="paragraph">
      <style:text-properties style:font-name="Times New Roman"/>
    </style:style>
    <style:style style:name="P216" style:parent-style-name="Normal" style:family="paragraph">
      <style:text-properties style:font-name="Times New Roman"/>
    </style:style>
    <style:style style:name="P217" style:parent-style-name="Normal" style:family="paragraph">
      <style:paragraph-properties fo:margin-left="1.5in" fo:text-indent="0.5in">
        <style:tab-stops/>
      </style:paragraph-properties>
      <style:text-properties style:font-name="Times New Roman" fo:font-size="28pt" style:font-size-asian="28pt" style:font-size-complex="28pt"/>
    </style:style>
    <style:style style:name="P218" style:parent-style-name="Normal" style:family="paragraph">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style:style>
    <style:style style:name="P222" style:parent-style-name="Normal" style:family="paragraph">
      <style:text-properties style:font-name="Times New Roman"/>
    </style:style>
    <style:style style:name="P223" style:parent-style-name="Normal" style:family="paragraph">
      <style:text-properties style:font-name="Times New Roman"/>
    </style:style>
    <style:style style:name="P224" style:parent-style-name="Normal" style:family="paragraph">
      <style:text-properties style:font-name="Times New Roman"/>
    </style:style>
    <style:style style:name="P225" style:parent-style-name="Normal" style:family="paragraph">
      <style:text-properties style:font-name="Times New Roman"/>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4"><draw:g draw:z-index="251659264" draw:name="Group 2" draw:id="id28" draw:style-name="a25" text:anchor-type="paragraph"><svg:title/><svg:desc/><draw:custom-shape svg:x="0.33333in" svg:y="0.29167in" svg:width="0.24119in" svg:height="11.1in" draw:id="id0" draw:style-name="a0" draw:name="Rectangle 3"><svg:title/><svg:desc/><draw:enhanced-geometry draw:type="non-primitive" svg:viewBox="0 0 21600 21600" draw:enhanced-path="M 0 0 L 21600 0 21600 21600 0 21600 Z N"/></draw:custom-shape><draw:custom-shape svg:x="0.33334in" svg:y="1.45086in" svg:width="3.58333in" svg:height="0.67149in" draw:id="id1" draw:style-name="a1" draw:name="Pentagon 4"><svg:title/><svg:desc/><text:p text:style-name="P5">Date submitted: 7th December, 2016</text:p><text:p text:style-name="P6"><text:span text:style-name="T7">Date due: 7th December, 2016</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9217in" svg:y="9.24949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896in" svg:y="10.56797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578in" svg:y="5.41254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637in" svg:y="6.65507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977in" svg:y="9.27683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8196in" svg:y="11.17556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427in" svg:y="9.12797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7036in" svg:y="8.24089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7036in" svg:y="10.5862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716in" svg:y="11.18772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7036in" svg:y="10.51632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686in" svg:y="11.0267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89in" svg:y="8.13228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998in" svg:y="10.13755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78in" svg:y="7.61962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2039in" svg:y="8.16857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886in" svg:y="11.06306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0187in" svg:y="7.94627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757in" svg:y="6.58976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757in" svg:y="10.17385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5183in" svg:y="11.08575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757in" svg:y="10.06043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702in" svg:y="10.83622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p>
      <text:p text:style-name="P8"/>
      <text:p text:style-name="P9"/>
      <text:p text:style-name="Normal"/>
      <text:p text:style-name="Normal"><text:span text:style-name="T10"><draw:frame draw:z-index="251660288" draw:id="id29" draw:style-name="a26" draw:name="Text Box 1" text:anchor-type="paragraph" svg:x="2.71806in" svg:y="2.07292in" svg:width="3.94792in" svg:height="1.93681in" style:rel-width="scale" style:rel-height="scale"><draw:text-box><text:p text:style-name="P11">DT211/1 C</text:p><text:p text:style-name="NoSpacing"><text:span text:style-name="T12">Academic Essay &amp; Reflective Essay</text:span></text:p></draw:text-box><svg:title/><svg:desc/></draw:frame></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Normal"><text:span text:style-name="T39"><draw:frame draw:z-index="251661312" draw:id="id30" draw:style-name="a27" draw:name="Text Box 32" text:anchor-type="paragraph" svg:x="2.17708in" svg:y="10.29167in" svg:width="5.01181in" svg:height="0.45417in" style:rel-width="scale" style:rel-height="scale"><draw:text-box><text:p text:style-name="NoSpacing"><text:span text:style-name="T40">Team Blue: Khurram Farooq, Dominik<text:s/></text:span><text:span text:style-name="T41">Dobrowolski, Max Blennerhassett, Killian Waldron</text:span></text:p></draw:text-box><svg:title/><svg:desc/></draw:frame></text:span></text:p>
      <text:soft-page-break/>
      <text:p text:style-name="TOCHeading"><text:span text:style-name="T42">Table of Contents</text:span></text:p>
      <text:p text:style-name="P43">Page:</text:p>
      <text:list text:style-name="LFO1" text:continue-numbering="true">
        <text:list-item>
          <text:p text:style-name="P44"><text:span text:style-name="T45">Table of Contents</text:span></text:p>
        </text:list-item>
        <text:list-item>
          <text:p text:style-name="P46"><text:span text:style-name="T47">Introduction</text:span></text:p>
        </text:list-item>
        <text:list-item>
          <text:p text:style-name="P48"><text:span text:style-name="T49">Teamwork</text:span></text:p>
        </text:list-item>
        <text:list-item>
          <text:p text:style-name="P50"><text:span text:style-name="T51">Teamwork</text:span></text:p>
        </text:list-item>
        <text:list-item>
          <text:p text:style-name="P52"><text:span text:style-name="T53">Overcoming Obstacles</text:span></text:p>
        </text:list-item>
        <text:list-item>
          <text:p text:style-name="P54"><text:span text:style-name="T55">Conclusion</text:span></text:p>
        </text:list-item>
        <text:list-item>
          <text:p text:style-name="P56"><text:span text:style-name="T57">Bibliography</text:span></text:p>
        </text:list-item>
        <text:list-item>
          <text:p text:style-name="P58"><text:span text:style-name="T59">Reflective Essay Introduction</text:span></text:p>
        </text:list-item>
      </text:list>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soft-page-break/>
      <text:p text:style-name="P74"><text:span text:style-name="T75">Introduction</text:span></text:p>
      <text:p text:style-name="P76"/>
      <text:p text:style-name="P77">Working as a team in any<text:s/>activity is crucial and this activity was no exception. It can be challenging working together but once you get to know your teammates and learn to communicate regularly and clearly, there is nothing you can’t achieve as a unit. A group of people working on a shared task is not called a team but rather a team is a group of people who coordinate tasks by communicating constantly and achieving results together is the real definition of a team. All teams need hardworking people who are willing to sacrifice their time and put in the effort to work with others and this is further described through the use of Belbin’s Team Roles. Team members have several characteristics that make them team players such as reliability, communicating and listening skills.</text:p>
      <text:p text:style-name="P78"><text:s/>If there<text:s/>is unresolved conflict a team will not able to function at its best and this will affect the work to be done. Conflict is one of the main reasons why teams don’t work and we also go through the difficult stages, based on Tuckman’s theory, it took our group to finally get used to each other and communicate openly. Other reasons may be incompetence or just lack of effort shown by a member. Working in a team is inevitable, at some point in our lives we must work with many different people in different situations.<text:s/></text:p>
      <text:p text:style-name="P79"><text:span text:style-name="T80">Throughout this activity, we all performed well. Each of us showed characteristics of real team members and we achieved our goal in the end. Each team member showed enthusiasm, a good work ethic and commitment to the team.</text:span><text:span text:style-name="T81">7</text:span><text:span text:style-name="T82"><text:s/>We raised money for the ch</text:span><text:span text:style-name="T83">arity and we came together, communicated, lead and showed respect to each other and this is what made us a successful unit. Throughout the process each member of our team helped each other and became responsible for something that became an essential part<text:s/></text:span><text:span text:style-name="T84">to the success of the event.</text:span></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soft-page-break/>
      <text:p text:style-name="P97"><text:span text:style-name="T98">Teamwork</text:span></text:p>
      <text:p text:style-name="P99"><text:span text:style-name="T100">Working as a team was a difficult task to overcome. We were all new and did not know each other, however that did not stop us from creating a good team. As time passed, we became more familiar with each<text:s/></text:span><text:span text:style-name="T101">other and were able to make finish our assignments without any issues or conflicts arising.<text:s/></text:span></text:p>
      <text:p text:style-name="P102"><text:span text:style-name="T103">Based on Tuckman's ‘Developmental sequence in small groups’, our development took 4 stages. The four stages are forming, storming, norming and performing.<text:s/></text:span><text:span text:style-name="T104">Beginning from the forming stage we were dependent on the leader to provide us with our tasks and we did not know our individual responsibilities to the team.</text:span><text:span text:style-name="T105"><text:s/>This stage lasted for some time, as people started to work together, and as they made an effort t</text:span><text:span text:style-name="T106">o get to know their new colleagues. We were not friends previous to the formation of the group and we had to socialize and get to know each other.<text:s/></text:span><text:span text:style-name="T107">1</text:span></text:p>
      <text:p text:style-name="P108"><text:span text:style-name="T109">Our team then moved on to the storming phase, where conflict arose. People have different work ethics and t</text:span><text:span text:style-name="T110">his caused many problems for our team. Lots of stressful situations arose but we gradually resolved any issues. Conflict of ideas was a major problem as we could not agree on a common goal and fundraiser. Having people not doing the assigned tasks or not l</text:span><text:span text:style-name="T111">istening to the team leader also proved to be a problem.</text:span><text:span text:style-name="T112">2<text:s/></text:span><text:span text:style-name="T113">“The second point in the sequence is characterized by conflict and polarization around interpersonal issues, with concomitant emotional responding in the task sphere. These behaviours serve as resis</text:span><text:span text:style-name="T114">tance to group influence and task requirements and may be labelled as storming.”<text:s/></text:span><text:span text:style-name="T115">3</text:span></text:p>
      <text:p text:style-name="P116"><text:span text:style-name="T117">Proceeding the storming stage, we were on norming. We began to resolve our issues and differences and respected the authority of our team leader. We began to socialize toget</text:span><text:span text:style-name="T118">her and meet for group work and brainstorming. We all knew where we belong and what responsibilities are upon us. The leading style was democratic, almost laissez-faire and the work always got finished. All our assignments were on time and each member had<text:s/></text:span><text:span text:style-name="T119">their part.<text:s/></text:span></text:p>
      <text:p text:style-name="P120"><text:span text:style-name="T121">In the final performing stage, the team members no longer needed a leader to tell them what has to be done, however we still had a leader to guide us. Any issues and conflicts were resolved quickly. At this stage we had minimal problems and ma</text:span><text:span text:style-name="T122">ximum performance as a team, as we understood each other and knew our work ethic.</text:span><text:span text:style-name="T123">2</text:span><text:span text:style-name="T124"><text:s/>  “Finally, the group attains the fourth and final stage in which interpersonal structure becomes the tool of task activities. Roles become flexible and functional, and grou</text:span><text:span text:style-name="T125">p energy is channelled into the task. Structural issues have been resolved, and structure can now become supportive of task performance”<text:s/></text:span><text:span text:style-name="T126">3</text:span></text:p>
      <text:p text:style-name="P127"><text:span text:style-name="T128">Our team roles played a major part in this process, helping us see the vastly different personalities, strengths and<text:s/></text:span><text:span text:style-name="T129">weaknesses of all the team members. With the help of<text:s/></text:span><text:span text:style-name="T130">Belbin Self-Perception Inventory, a behavioural test, we were able to divide the team into specific roles based on each personality.<text:s/></text:span></text:p>
      <text:p text:style-name="P131"><text:span text:style-name="T132">Based on the test we had a few different roles, Dominik was shaper an</text:span><text:span text:style-name="T133">d he was set out from the beginning as a team leader. Khurram and Max were plant and were capable of being creative about ideas and solving problems in unconventional ways as many of our ideas were turned down, they had to think outside the box. Killian wa</text:span><text:span text:style-name="T134">s a team worker and helped us all get on well with each other, he always had the required assignments done and helped us bond<text:s/></text:span><text:soft-page-break/><text:span text:style-name="T135">through humour. Mark was the resource investigator that was able to contact people for any requests we had for our fundraiser, how</text:span><text:span text:style-name="T136">ever Khurram was also a key member for this role. Through our different roles we had to understand our weaknesses and fill in the gaps by helping each other. One person's weakness could be another member's strength.</text:span><text:span text:style-name="T137"><text:s/>4</text:span><text:span text:style-name="T138"><text:s/>“If deficiencies existed, it could tak</text:span><text:span text:style-name="T139">e account of any shortcomings.”</text:span><text:span text:style-name="T140"><text:s/></text:span><text:span text:style-name="T141">5</text:span><text:span text:style-name="T142"><text:s/>“Even without changing its composition it could do much to improve the way in which it used its own resources.”<text:s/></text:span><text:span text:style-name="T143">5</text:span></text:p>
      <text:h text:style-name="Heading2" text:outline-level="2">Overcoming Obstacles</text:h>
      <text:p text:style-name="P144">As a group we didn't run into too many troubles to do with the tasks of our event, everyone was to make food for the event. However, we actually had to push our event back one week due to a miscommunication within our group. One of the pieces of documentation that was required was not handed into the Student Union within the allotted time for our event, therefore our only option was to push our event back one week.</text:p>
      <text:p text:style-name="P145"><text:span text:style-name="T146">This wasn't the first or last instance of miscommunication. After this fall back, we organised many more meetings, booking the group study room for the library multiple times as pl</text:span><text:span text:style-name="T147">anned by our shaper, Dominik. However fixing communication issues can be a very difficult task and took a while in the storming stage. Upon doing research, we've found that it's also a common problem in the workplace. However, it can be worked around using</text:span><text:span text:style-name="T148"><text:s/>a number of methods including the one we used, where we scheduled many meetings, regularly.</text:span><text:span text:style-name="T149">6</text:span></text:p>
      <text:p text:style-name="P150"><text:span text:style-name="T151">The problem with our miscommunication issues was that one person could have been left with far more work than the rest of the group for any part of the SLWC<text:s/></text:span><text:span text:style-name="T152">programme.</text:span><text:s/><text:span text:style-name="T153">For the event itself each member of the group brought in at least two things, this worked fine. Some members decided to bring in extras which meant they did extra work at their own will. The event ran very smoothly compared to our early formatio</text:span><text:span text:style-name="T154">n of the group where it took us a very long time to get organised. There were still disputes within the group after the event, mostly because our main form of communication was through a group chat on Facebook, and it is incredibly easy to miss crucial pie</text:span><text:span text:style-name="T155">ces of information in these group chats. This obstacle was never resolved and in retrospect we perhaps should have used a source of communication that was more suitable for our needs</text:span></text:p>
      <text:p text:style-name="P156"/>
      <text:p text:style-name="P157"><text:tab/></text:p>
      <text:p text:style-name="P158"/>
      <text:p text:style-name="P159"/>
      <text:p text:style-name="P160"/>
      <text:p text:style-name="P161"/>
      <text:p text:style-name="P162"/>
      <text:p text:style-name="P163"/>
      <text:p text:style-name="P164"/>
      <text:soft-page-break/>
      <text:p text:style-name="P165">Conclusion</text:p>
      <text:p text:style-name="P166"/>
      <text:p text:style-name="P167">Our group work massively improved during this<text:s/>module and it will be a key advantage for group work in the future or in the work place. We were able to see our personalities after filling out the Belbin’s Self Perception Inventory which will help us use our strengths on projects, and for people to know<text:s/>our weaknesses so they can help us with their strengths. Soft skills also improved vastly as dealing with stress and problems within our group required communication and time management.<text:s/></text:p>
      <text:p text:style-name="P168">Tuckman’s Theory also describes our group forming process and development as it is an accurate description of the directions our group was going in. Overall, we all performed well. Showing characteristics as based on Belbin’s Team Roles and in the end achieved our goals. We raised money for the charity, we came together,<text:s/>communicated and this is what made us a successful unit. Throughout the process each member of our team helped each other and became responsible for our success</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soft-page-break/>
      <text:p text:style-name="P183">Bibliography</text:p>
      <text:p text:style-name="Normal"/>
      <text:p text:style-name="P184"><text:span text:style-name="T185">1. Bhanu Khan, Liz Cook, Elizabeth Eyre, James Manktelow, Keith<text:s/></text:span><text:span text:style-name="T186">Jackson, Steven Edwards.1.Mindtools.com. [Online].Available from: https://www.mindtools.com/pages/article/newLDR_86.htm [Accessed 5 December 2016].</text:span></text:p>
      <text:p text:style-name="P187"><text:span text:style-name="T188">2. Bruce Tuckman forming storming norming performing team development model. [cited2016Dec6].Available from:</text:span><text:span text:style-name="T189"><text:s/>http://www.businessballs.com/tuckmanformingstormingnormingperforming.htm</text:span></text:p>
      <text:p text:style-name="P190"><text:span text:style-name="T191">3. Bruce Tuckman 1965 ‘Developmental Sequence in Small Groups’</text:span><text:span text:style-name="T192"><text:s/>2001[cited2016Dec6].Available from: http://openvce.net/sites/default/files/Tuckman1965DevelopmentalSequence.pdf</text:span></text:p>
      <text:p text:style-name="P193"><text:span text:style-name="T194">4.</text:span><text:span text:style-name="T195"><text:s/>Belb</text:span><text:span text:style-name="T196">in Team Roles | Belbin [Internet]. Belbin.com. [cited 6 December 2016]. Available from:<text:s/></text:span><text:a xlink:href="http://www.belbin.com/about/belbin-team-roles/" office:target-frame-name="_top" xlink:show="replace"><text:span text:style-name="T197">http://www.belbin.com/about/belbin-team-roles/</text:span></text:a></text:p>
      <text:p text:style-name="P198"><text:span text:style-name="T199">5. Belbin R. Management teams. 1st ed. Amsterdam:<text:s/></text:span><text:span text:style-name="T200">Butterworth-Heinemann; 2010</text:span><text:span text:style-name="T201">.</text:span></text:p>
      <text:p text:style-name="P202">6. Al Switzler. Solving Communication Problems at Work. New York, 7th of January 2009. https://www.vitalsmarts.com/crucialskills/2009/01/solving-communication-problems-at-work/</text:p>
      <text:p text:style-name="P203"><text:span text:style-name="T204">7. Joel Garfinkle,<text:s/></text:span><text:span text:style-name="T205">5 Qualities that Make a Good Te</text:span><text:span text:style-name="T206">am Player [Internet]. Career Advancement Blog. 2016 [cited 6 December 2016]. Available from: http://careeradvancementblog.com/positive-relationships-team-members</text:span></text:p>
      <text:p text:style-name="P207"/>
      <text:p text:style-name="P208"/>
      <text:p text:style-name="P209"/>
      <text:p text:style-name="P210"/>
      <text:p text:style-name="P211"/>
      <text:p text:style-name="P212"/>
      <text:p text:style-name="P213"/>
      <text:p text:style-name="P214"/>
      <text:p text:style-name="P215"/>
      <text:p text:style-name="P216"/>
      <text:p text:style-name="Normal"/>
      <text:p text:style-name="Normal"/>
      <text:p text:style-name="Normal"/>
      <text:soft-page-break/>
      <text:p text:style-name="P217">Introduction</text:p>
      <text:p text:style-name="P218">We felt the assignment was very useful to both our professional and<text:s/>learning skills. In running an event related to food we were obliged to be professional in everything we did. The health of our customers could have been in jeopardy had we not of been as professional as we were. In handling our food on the day, we also had to be professional. No customer would have wanted food had we handed the food directly to them with no gloves or hygiene equipment. We also had to carry ourselves professionally to make it seem to our customers that we were competent in what we were doing and had full confidence in the quality of the food we were selling. We were required to be fully professional in contacting all the authority we had to contact to book the time and place and equipment needed. These are all examples of how we had to either learn or use existing knowledge of how to act in a professional manner. We had no choice but to be fully professional and carry ourselves in a professional manner. Our charity event would not have done as well as it did if we had not been as professional. Our learning skills were clearly developed the whole way through this charity event process. At each hurdle, we overcame our learning skills were used to better ourselves if the same situation was to arise again. For example, we had to learn as we went on how to talk to different customers. We found out that some customers can be very meticulous about what they’re spending their money on, and that other customers aren’t really bothered about the little things. It was all a learning curve from the very start. Our team believes the learning objectives of this project were met. We think this because we were all open minded and helped each other alone the way at each interval of the project. We have all further developed both our professional skills and learning skills that we can use even after college.<text:s/></text:p>
      <text:p text:style-name="Normal"><text:span text:style-name="T219">In our project, we engaged with the community many times. To us and most people being respectful and carrying the name of DIT highly meant a great deal to us. The way we engaged with our customers got us some<text:s/></text:span><text:span text:style-name="T220">extra sales in some cases and only gave people good impressions of us as students and people. We knew that being nice and courteous to people could easily bring us more customers.</text:span><text:span text:style-name="T221"><text:s/></text:span></text:p>
      <text:p text:style-name="Normal"/>
      <text:p text:style-name="P222"/>
      <text:p text:style-name="P223"/>
      <text:p text:style-name="P224"/>
      <text:p text:style-name="P2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style:vertical-align="auto" fo:margin-bottom="0in"/>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2%"/>
      <style:text-properties fo:language="en" fo:country="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E" fo:hyphenate="tru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28pt" style:font-size-asian="28pt" style:font-size-complex="28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Times New Roman" fo:font-style="italic" style:font-style-asian="italic" fo:font-size="9pt" style:font-size-asian="9pt" style:font-size-complex="9pt" fo:language="en" fo:country="IE"/>
    </style:style>
    <style:style style:name="P3" style:parent-style-name="Footer" style:family="paragraph">
      <style:paragraph-properties fo:text-align="center"/>
    </style:style>
  </office:automatic-styles>
  <office:master-styles>
    <style:master-page style:name="MP0" style:page-layout-name="PL0">
      <style:header>
        <text:p text:style-name="NoSpacing"><text:span text:style-name="T2">Team Blue: Khurram Farooq, Dominik Dobrowolski, Max Blennerhassett, <text:s/>Killian Waldron</text:span></text:p>
      </style:header>
      <style:footer>
        <text:p text:style-name="P3"><text:page-number text:fixed="false">8</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T211/1 Group Academic Essay</dc:title>
    <dc:description/>
    <dc:subject/>
    <meta:initial-creator>khurram farooq</meta:initial-creator>
    <dc:creator>khurram farooq</dc:creator>
    <meta:creation-date>2016-12-06T20:05:00Z</meta:creation-date>
    <dc:date>2016-12-06T20:05:00Z</dc:date>
    <meta:template xlink:href="Normal" xlink:type="simple"/>
    <meta:editing-cycles>2</meta:editing-cycles>
    <meta:editing-duration>PT0S</meta:editing-duration>
    <meta:document-statistic meta:page-count="8" meta:paragraph-count="24" meta:word-count="1854" meta:character-count="12399" meta:row-count="88" meta:non-whitespace-character-count="10569"/>
  </office:meta>
</office:document-meta>
</file>